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e4" style:family="table-cell" style:parent-style-name="Default" style:data-style-name="N2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TO_JOSE_BONIFACIO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24 USF ALTO JOSE BONIFACI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ALTO JOSE BONIFACIO I, 0000155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42M0S" table:style-name="ce3">
            <text:p>16:42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 BEATRIZ FERREIRA DA SILVA</text:p>
          </table:table-cell>
          <table:table-cell office:value-type="date" office:date-value="2002-08-25T00:00:00" table:style-name="ce2">
            <text:p>25/08/2002</text:p>
          </table:table-cell>
          <table:table-cell office:value-type="string" table:style-name="ce1">
            <text:p>23 ano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7.825.774-16</text:p>
          </table:table-cell>
          <table:table-cell office:value-type="float" office:value="708602589062588" table:style-name="ce1">
            <text:p>7,08603E+14</text:p>
          </table:table-cell>
          <table:table-cell office:value-type="string" table:style-name="ce1">
            <text:p>(81) 98942-90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josé bonifácio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1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5" table:style-name="ce1">
            <text:p>78,5</text:p>
          </table:table-cell>
          <table:table-cell office:value-type="float" office:value="156" table:style-name="ce1">
            <text:p>156</text:p>
          </table:table-cell>
          <table:table-cell office:value-type="date" office:date-value="2025-02-12T00:00:00" table:style-name="ce2">
            <text:p>12/02/2025</text:p>
          </table:table-cell>
          <table:table-cell office:value-type="string" table:style-name="ce1">
            <text:p>119/71</text:p>
          </table:table-cell>
          <table:table-cell office:value-type="date" office:date-value="2025-02-12T00:00:00" table:style-name="ce2">
            <text:p>12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IZA GABRIELA SOUZA DOS SANTOS</text:p>
          </table:table-cell>
          <table:table-cell office:value-type="date" office:date-value="2003-06-05T00:00:00" table:style-name="ce2">
            <text:p>05/06/2003</text:p>
          </table:table-cell>
          <table:table-cell office:value-type="string" table:style-name="ce1">
            <text:p>22 anos e 2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7.481.624-88</text:p>
          </table:table-cell>
          <table:table-cell office:value-type="float" office:value="700503329794755" table:style-name="ce1">
            <text:p>7,00503E+14</text:p>
          </table:table-cell>
          <table:table-cell office:value-type="string" table:style-name="ce1">
            <text:p>(81) 99637-23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te de agost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Bomba do Hemetér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1-16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5" table:style-name="ce1">
            <text:p>70,5</text:p>
          </table:table-cell>
          <table:table-cell office:value-type="float" office:value="161" table:style-name="ce1">
            <text:p>161</text:p>
          </table:table-cell>
          <table:table-cell office:value-type="date" office:date-value="2024-11-28T00:00:00" table:style-name="ce2">
            <text:p>28/11/2024</text:p>
          </table:table-cell>
          <table:table-cell office:value-type="string" table:style-name="ce1">
            <text:p>116/71</text:p>
          </table:table-cell>
          <table:table-cell office:value-type="date" office:date-value="2024-11-28T00:00:00" table:style-name="ce2">
            <text:p>28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SANTOS GOMES</text:p>
          </table:table-cell>
          <table:table-cell office:value-type="date" office:date-value="1996-09-28T00:00:00" table:style-name="ce2">
            <text:p>28/09/1996</text:p>
          </table:table-cell>
          <table:table-cell office:value-type="string" table:style-name="ce1">
            <text:p>28 anos e 11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0.043.474-90</text:p>
          </table:table-cell>
          <table:table-cell office:value-type="float" office:value="700800985208985" table:style-name="ce1">
            <text:p>7,00801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Âmbar</text:p>
          </table:table-cell>
          <table:table-cell office:value-type="float" office:value="472" table:style-name="ce1">
            <text:p>472</text:p>
          </table:table-cell>
          <table:table-cell table:style-name="ce1"/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00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70</text:p>
          </table:table-cell>
          <table:table-cell office:value-type="date" office:date-value="2020-11-12T00:00:00" table:style-name="ce2">
            <text:p>12/11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0" table:style-name="ce1">
            <text:p>28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UENE MARIA DE ARRUDA</text:p>
          </table:table-cell>
          <table:table-cell office:value-type="date" office:date-value="1990-05-24T00:00:00" table:style-name="ce2">
            <text:p>24/05/1990</text:p>
          </table:table-cell>
          <table:table-cell office:value-type="string" table:style-name="ce1">
            <text:p>35 anos e 3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0.316.234-06</text:p>
          </table:table-cell>
          <table:table-cell office:value-type="float" office:value="700009208598602" table:style-name="ce1">
            <text:p>7,00009E+14</text:p>
          </table:table-cell>
          <table:table-cell office:value-type="string" table:style-name="ce1">
            <text:p>(81) 98327-07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Âmbar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1" table:style-name="ce1">
            <text:p>101</text:p>
          </table:table-cell>
          <table:table-cell office:value-type="float" office:value="172" table:style-name="ce1">
            <text:p>172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10/8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SINETE LAURIANE SILVA DO NASCIMENTO</text:p>
          </table:table-cell>
          <table:table-cell office:value-type="date" office:date-value="1994-11-25T00:00:00" table:style-name="ce2">
            <text:p>25/11/1994</text:p>
          </table:table-cell>
          <table:table-cell office:value-type="string" table:style-name="ce1">
            <text:p>30 anos e 9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441.244-66</text:p>
          </table:table-cell>
          <table:table-cell office:value-type="float" office:value="705802416387535" table:style-name="ce1">
            <text:p>7,05802E+14</text:p>
          </table:table-cell>
          <table:table-cell office:value-type="string" table:style-name="ce1">
            <text:p>(81) 98585-01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622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1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099999999999994" table:style-name="ce1">
            <text:p>68,1</text:p>
          </table:table-cell>
          <table:table-cell office:value-type="float" office:value="156" table:style-name="ce1">
            <text:p>156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130/7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NA PAULA AMORIM DA SILVA</text:p>
          </table:table-cell>
          <table:table-cell office:value-type="date" office:date-value="2001-11-30T00:00:00" table:style-name="ce2">
            <text:p>30/11/2001</text:p>
          </table:table-cell>
          <table:table-cell office:value-type="string" table:style-name="ce1">
            <text:p>23 anos e 9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20.254.604-30</text:p>
          </table:table-cell>
          <table:table-cell office:value-type="float" office:value="708501313397178" table:style-name="ce1">
            <text:p>7,08501E+14</text:p>
          </table:table-cell>
          <table:table-cell office:value-type="string" table:style-name="ce1">
            <text:p>(81) 99991-61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breus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" table:style-name="ce1">
            <text:p>108</text:p>
          </table:table-cell>
          <table:table-cell office:value-type="float" office:value="175" table:style-name="ce1">
            <text:p>175</text:p>
          </table:table-cell>
          <table:table-cell office:value-type="date" office:date-value="2024-10-25T00:00:00" table:style-name="ce2">
            <text:p>25/10/2024</text:p>
          </table:table-cell>
          <table:table-cell office:value-type="string" table:style-name="ce1">
            <text:p>120/70</text:p>
          </table:table-cell>
          <table:table-cell office:value-type="date" office:date-value="2024-10-25T00:00:00" table:style-name="ce2">
            <text:p>25/10/2024</text:p>
          </table:table-cell>
          <table:table-cell office:value-type="string" table:style-name="ce1">
            <text:p>Habitual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KAROLAINE GOMES DELGADO</text:p>
          </table:table-cell>
          <table:table-cell office:value-type="date" office:date-value="2002-04-13T00:00:00" table:style-name="ce2">
            <text:p>13/04/2002</text:p>
          </table:table-cell>
          <table:table-cell office:value-type="string" table:style-name="ce1">
            <text:p>23 anos e 4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6.570.124-73</text:p>
          </table:table-cell>
          <table:table-cell office:value-type="float" office:value="898004120585354" table:style-name="ce1">
            <text:p>8,98004E+14</text:p>
          </table:table-cell>
          <table:table-cell office:value-type="string" table:style-name="ce1">
            <text:p>(81) 98867-2309</text:p>
          </table:table-cell>
          <table:table-cell office:value-type="string" table:style-name="ce1">
            <text:p>(81) 98821-8363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to josé bonifácio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164" table:style-name="ce1">
            <text:p>164</text:p>
          </table:table-cell>
          <table:table-cell office:value-type="date" office:date-value="2025-05-30T00:00:00" table:style-name="ce2">
            <text:p>30/05/2025</text:p>
          </table:table-cell>
          <table:table-cell office:value-type="string" table:style-name="ce1">
            <text:p>120/80</text:p>
          </table:table-cell>
          <table:table-cell office:value-type="date" office:date-value="2025-05-30T00:00:00" table:style-name="ce2">
            <text:p>30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LAVIA DA SILVA</text:p>
          </table:table-cell>
          <table:table-cell office:value-type="date" office:date-value="1993-09-24T00:00:00" table:style-name="ce2">
            <text:p>24/09/1993</text:p>
          </table:table-cell>
          <table:table-cell office:value-type="string" table:style-name="ce1">
            <text:p>31 anos e 11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0.579.684-52</text:p>
          </table:table-cell>
          <table:table-cell office:value-type="float" office:value="706907179480539" table:style-name="ce1">
            <text:p>7,06907E+14</text:p>
          </table:table-cell>
          <table:table-cell office:value-type="string" table:style-name="ce1">
            <text:p>(81) 98786-65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domingos sávio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" table:style-name="ce1">
            <text:p>98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02/6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CQUELINE OLIVEIRA DA SILVA</text:p>
          </table:table-cell>
          <table:table-cell office:value-type="date" office:date-value="2001-05-09T00:00:00" table:style-name="ce2">
            <text:p>09/05/2001</text:p>
          </table:table-cell>
          <table:table-cell office:value-type="string" table:style-name="ce1">
            <text:p>24 anos e 3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2.321.754-39</text:p>
          </table:table-cell>
          <table:table-cell office:value-type="float" office:value="704009303364462" table:style-name="ce1">
            <text:p>7,04009E+14</text:p>
          </table:table-cell>
          <table:table-cell office:value-type="string" table:style-name="ce1">
            <text:p>(81) 98359-17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josé bonifácio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146" table:style-name="ce1">
            <text:p>146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90/5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CQUELINE CONCEICAO DA SILVA</text:p>
          </table:table-cell>
          <table:table-cell office:value-type="date" office:date-value="1988-05-11T00:00:00" table:style-name="ce2">
            <text:p>11/05/1988</text:p>
          </table:table-cell>
          <table:table-cell office:value-type="string" table:style-name="ce1">
            <text:p>37 anos e 3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0.601.864-19</text:p>
          </table:table-cell>
          <table:table-cell office:value-type="float" office:value="706000844024647" table:style-name="ce1">
            <text:p>7,06001E+14</text:p>
          </table:table-cell>
          <table:table-cell office:value-type="string" table:style-name="ce1">
            <text:p>(81) 99278-85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a conquista</text:p>
          </table:table-cell>
          <table:table-cell office:value-type="string" table:style-name="ce1">
            <text:p>3277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60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9" table:style-name="ce1">
            <text:p>84,9</text:p>
          </table:table-cell>
          <table:table-cell office:value-type="float" office:value="158" table:style-name="ce1">
            <text:p>158</text:p>
          </table:table-cell>
          <table:table-cell office:value-type="date" office:date-value="2024-08-09T00:00:00" table:style-name="ce2">
            <text:p>09/08/2024</text:p>
          </table:table-cell>
          <table:table-cell office:value-type="string" table:style-name="ce1">
            <text:p>130/80</text:p>
          </table:table-cell>
          <table:table-cell office:value-type="date" office:date-value="2024-08-09T00:00:00" table:style-name="ce2">
            <text:p>09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BRINA BEZERRA DE MORAIS</text:p>
          </table:table-cell>
          <table:table-cell office:value-type="date" office:date-value="2004-06-20T00:00:00" table:style-name="ce2">
            <text:p>20/06/2004</text:p>
          </table:table-cell>
          <table:table-cell office:value-type="string" table:style-name="ce1">
            <text:p>21 anos e 2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1.209.074-59</text:p>
          </table:table-cell>
          <table:table-cell office:value-type="float" office:value="704800087924749" table:style-name="ce1">
            <text:p>7,048E+14</text:p>
          </table:table-cell>
          <table:table-cell office:value-type="string" table:style-name="ce1">
            <text:p>(81) 98856-04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a conquista</text:p>
          </table:table-cell>
          <table:table-cell office:value-type="float" office:value="3284" table:style-name="ce1">
            <text:p>328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2" table:style-name="ce1">
            <text:p>63,2</text:p>
          </table:table-cell>
          <table:table-cell office:value-type="float" office:value="158" table:style-name="ce1">
            <text:p>158</text:p>
          </table:table-cell>
          <table:table-cell office:value-type="date" office:date-value="2025-04-11T00:00:00" table:style-name="ce2">
            <text:p>11/04/2025</text:p>
          </table:table-cell>
          <table:table-cell office:value-type="string" table:style-name="ce1">
            <text:p>110/70</text:p>
          </table:table-cell>
          <table:table-cell office:value-type="date" office:date-value="2025-04-11T00:00:00" table:style-name="ce2">
            <text:p>11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CAROLAYNE DE SENA CORREIA</text:p>
          </table:table-cell>
          <table:table-cell office:value-type="date" office:date-value="2003-09-07T00:00:00" table:style-name="ce2">
            <text:p>07/09/2003</text:p>
          </table:table-cell>
          <table:table-cell office:value-type="string" table:style-name="ce1">
            <text:p>21 anos e 11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869.554-08</text:p>
          </table:table-cell>
          <table:table-cell office:value-type="float" office:value="705007698173351" table:style-name="ce1">
            <text:p>7,05008E+14</text:p>
          </table:table-cell>
          <table:table-cell office:value-type="string" table:style-name="ce1">
            <text:p>(81) 98740-60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la vist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40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.9" table:style-name="ce1">
            <text:p>46,9</text:p>
          </table:table-cell>
          <table:table-cell office:value-type="float" office:value="153" table:style-name="ce1">
            <text:p>153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20/70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FNE CAROLINA ANDRADE DA SILVA</text:p>
          </table:table-cell>
          <table:table-cell office:value-type="date" office:date-value="1991-04-14T00:00:00" table:style-name="ce2">
            <text:p>14/04/1991</text:p>
          </table:table-cell>
          <table:table-cell office:value-type="string" table:style-name="ce1">
            <text:p>34 anos e 4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8.607.714-12</text:p>
          </table:table-cell>
          <table:table-cell office:value-type="float" office:value="700007533233802" table:style-name="ce1">
            <text:p>7,00008E+14</text:p>
          </table:table-cell>
          <table:table-cell office:value-type="string" table:style-name="ce1">
            <text:p>(81) 98358-12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osé bonifáci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ORR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710-001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7" table:style-name="ce1">
            <text:p>91,7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10/7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MARIA DO NASCIMENTO</text:p>
          </table:table-cell>
          <table:table-cell office:value-type="date" office:date-value="1988-02-22T00:00:00" table:style-name="ce2">
            <text:p>22/02/1988</text:p>
          </table:table-cell>
          <table:table-cell office:value-type="string" table:style-name="ce1">
            <text:p>37 anos e 6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6.414.564-85</text:p>
          </table:table-cell>
          <table:table-cell office:value-type="float" office:value="701100394892080" table:style-name="ce1">
            <text:p>7,011E+14</text:p>
          </table:table-cell>
          <table:table-cell office:value-type="string" table:style-name="ce1">
            <text:p>(81) 98449-11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uminos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45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9" table:style-name="ce1">
            <text:p>89,9</text:p>
          </table:table-cell>
          <table:table-cell office:value-type="float" office:value="171" table:style-name="ce1">
            <text:p>171</text:p>
          </table:table-cell>
          <table:table-cell office:value-type="date" office:date-value="2025-03-20T00:00:00" table:style-name="ce2">
            <text:p>20/03/2025</text:p>
          </table:table-cell>
          <table:table-cell office:value-type="string" table:style-name="ce1">
            <text:p>120/70</text:p>
          </table:table-cell>
          <table:table-cell office:value-type="date" office:date-value="2025-03-20T00:00:00" table:style-name="ce2">
            <text:p>20/03/2025</text:p>
          </table:table-cell>
          <table:table-cell office:value-type="string" table:style-name="ce1">
            <text:p>Habitual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SSIA VITORIA DE SOUZA ARAUJO</text:p>
          </table:table-cell>
          <table:table-cell office:value-type="date" office:date-value="2003-07-06T00:00:00" table:style-name="ce2">
            <text:p>06/07/2003</text:p>
          </table:table-cell>
          <table:table-cell office:value-type="string" table:style-name="ce1">
            <text:p>22 anos e 1 mê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6.346.184-60</text:p>
          </table:table-cell>
          <table:table-cell office:value-type="float" office:value="702600780076848" table:style-name="ce1">
            <text:p>7,02601E+14</text:p>
          </table:table-cell>
          <table:table-cell office:value-type="string" table:style-name="ce1">
            <text:p>(81) 99777-06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ão josé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680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4" table:style-name="ce1">
            <text:p>63,4</text:p>
          </table:table-cell>
          <table:table-cell office:value-type="float" office:value="147" table:style-name="ce1">
            <text:p>147</text:p>
          </table:table-cell>
          <table:table-cell office:value-type="date" office:date-value="2025-03-19T00:00:00" table:style-name="ce2">
            <text:p>19/03/2025</text:p>
          </table:table-cell>
          <table:table-cell office:value-type="string" table:style-name="ce1">
            <text:p>120/70</text:p>
          </table:table-cell>
          <table:table-cell office:value-type="date" office:date-value="2025-03-19T00:00:00" table:style-name="ce2">
            <text:p>19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MARIA ANDRADE DA SILVA</text:p>
          </table:table-cell>
          <table:table-cell office:value-type="date" office:date-value="1995-10-17T00:00:00" table:style-name="ce2">
            <text:p>17/10/1995</text:p>
          </table:table-cell>
          <table:table-cell office:value-type="string" table:style-name="ce1">
            <text:p>29 anos e 10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1.727.184-06</text:p>
          </table:table-cell>
          <table:table-cell office:value-type="float" office:value="705001874797051" table:style-name="ce1">
            <text:p>7,05002E+14</text:p>
          </table:table-cell>
          <table:table-cell office:value-type="string" table:style-name="ce1">
            <text:p>(81) 98987-08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osé bonifáci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ORR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710-001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4" table:style-name="ce1">
            <text:p>104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30/8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EIDEANE MARIA DA SILVA ALEXANDRE MARQUES</text:p>
          </table:table-cell>
          <table:table-cell office:value-type="date" office:date-value="1992-08-24T00:00:00" table:style-name="ce2">
            <text:p>24/08/1992</text:p>
          </table:table-cell>
          <table:table-cell office:value-type="string" table:style-name="ce1">
            <text:p>33 ano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8.137.434-41</text:p>
          </table:table-cell>
          <table:table-cell office:value-type="float" office:value="708505356070174" table:style-name="ce1">
            <text:p>7,08505E+14</text:p>
          </table:table-cell>
          <table:table-cell office:value-type="string" table:style-name="ce1">
            <text:p>(81) 99225-27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uminos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45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OLGA MONTEIRO DE PAULA</text:p>
          </table:table-cell>
          <table:table-cell office:value-type="date" office:date-value="1992-12-15T00:00:00" table:style-name="ce2">
            <text:p>15/12/1992</text:p>
          </table:table-cell>
          <table:table-cell office:value-type="string" table:style-name="ce1">
            <text:p>32 anos e 8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9.178.754-90</text:p>
          </table:table-cell>
          <table:table-cell office:value-type="float" office:value="703402246186116" table:style-name="ce1">
            <text:p>7,03402E+14</text:p>
          </table:table-cell>
          <table:table-cell office:value-type="string" table:style-name="ce1">
            <text:p>(81) 98854-22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la vist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4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70</text:p>
          </table:table-cell>
          <table:table-cell office:value-type="date" office:date-value="2024-04-10T00:00:00" table:style-name="ce2">
            <text:p>10/04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6" table:style-name="ce1">
            <text:p>3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IANE CECILIA BARBOSA</text:p>
          </table:table-cell>
          <table:table-cell office:value-type="date" office:date-value="1976-02-06T00:00:00" table:style-name="ce2">
            <text:p>06/02/1976</text:p>
          </table:table-cell>
          <table:table-cell office:value-type="string" table:style-name="ce1">
            <text:p>49 anos e 6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895.720.844-53</text:p>
          </table:table-cell>
          <table:table-cell office:value-type="float" office:value="706208546041468" table:style-name="ce1">
            <text:p>7,06209E+14</text:p>
          </table:table-cell>
          <table:table-cell office:value-type="string" table:style-name="ce1">
            <text:p>(81) 98416-5260</text:p>
          </table:table-cell>
          <table:table-cell office:value-type="string" table:style-name="ce1">
            <text:p>(81) 3355-6713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ua doutor benevenuto teles neto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.4" table:style-name="ce1">
            <text:p>54,4</text:p>
          </table:table-cell>
          <table:table-cell office:value-type="float" office:value="163" table:style-name="ce1">
            <text:p>163</text:p>
          </table:table-cell>
          <table:table-cell office:value-type="date" office:date-value="2023-02-17T00:00:00" table:style-name="ce2">
            <text:p>17/02/2023</text:p>
          </table:table-cell>
          <table:table-cell office:value-type="string" table:style-name="ce1">
            <text:p>90/60</text:p>
          </table:table-cell>
          <table:table-cell office:value-type="date" office:date-value="2023-06-09T00:00:00" table:style-name="ce2">
            <text:p>09/06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6" table:style-name="ce1">
            <text:p>15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NDRIELLY MARIA DE SOUZA SILVA</text:p>
          </table:table-cell>
          <table:table-cell office:value-type="date" office:date-value="2002-12-31T00:00:00" table:style-name="ce2">
            <text:p>31/12/2002</text:p>
          </table:table-cell>
          <table:table-cell office:value-type="string" table:style-name="ce1">
            <text:p>22 anos e 8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3.206.184-40</text:p>
          </table:table-cell>
          <table:table-cell office:value-type="float" office:value="706802741334222" table:style-name="ce1">
            <text:p>7,06803E+14</text:p>
          </table:table-cell>
          <table:table-cell office:value-type="string" table:style-name="ce1">
            <text:p>(81) 9908-27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utor benevenuto teles neto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1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400000000000006" table:style-name="ce1">
            <text:p>75,4</text:p>
          </table:table-cell>
          <table:table-cell office:value-type="float" office:value="155" table:style-name="ce1">
            <text:p>155</text:p>
          </table:table-cell>
          <table:table-cell office:value-type="date" office:date-value="2024-04-30T00:00:00" table:style-name="ce2">
            <text:p>30/04/2024</text:p>
          </table:table-cell>
          <table:table-cell office:value-type="string" table:style-name="ce1">
            <text:p>133/72</text:p>
          </table:table-cell>
          <table:table-cell office:value-type="date" office:date-value="2024-04-30T00:00:00" table:style-name="ce2">
            <text:p>30/04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OLINA LOPES PEREIRA</text:p>
          </table:table-cell>
          <table:table-cell office:value-type="date" office:date-value="1996-07-24T00:00:00" table:style-name="ce2">
            <text:p>24/07/1996</text:p>
          </table:table-cell>
          <table:table-cell office:value-type="string" table:style-name="ce1">
            <text:p>29 anos e 1 mê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4.750.634-58</text:p>
          </table:table-cell>
          <table:table-cell office:value-type="float" office:value="702801118845866" table:style-name="ce1">
            <text:p>7,02801E+14</text:p>
          </table:table-cell>
          <table:table-cell office:value-type="string" table:style-name="ce1">
            <text:p>(81) 98638-28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jose bonifacio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60</text:p>
          </table:table-cell>
          <table:table-cell office:value-type="date" office:date-value="2019-09-26T00:00:00" table:style-name="ce2">
            <text:p>26/09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7" table:style-name="ce1">
            <text:p>34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ULCE MARIA GOMES DE OLIVEIRA</text:p>
          </table:table-cell>
          <table:table-cell office:value-type="date" office:date-value="2001-11-10T00:00:00" table:style-name="ce2">
            <text:p>10/11/2001</text:p>
          </table:table-cell>
          <table:table-cell office:value-type="string" table:style-name="ce1">
            <text:p>23 anos e 9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6.364.174-84</text:p>
          </table:table-cell>
          <table:table-cell office:value-type="float" office:value="700308476431440" table:style-name="ce1">
            <text:p>7,00308E+14</text:p>
          </table:table-cell>
          <table:table-cell office:value-type="string" table:style-name="ce1">
            <text:p>(81) 98356-55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jose bonifacio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099999999999994" table:style-name="ce1">
            <text:p>68,1</text:p>
          </table:table-cell>
          <table:table-cell office:value-type="float" office:value="148" table:style-name="ce1">
            <text:p>148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111/80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RANCIELE MARIA DA SILVA</text:p>
          </table:table-cell>
          <table:table-cell office:value-type="date" office:date-value="2002-02-17T00:00:00" table:style-name="ce2">
            <text:p>17/02/2002</text:p>
          </table:table-cell>
          <table:table-cell office:value-type="string" table:style-name="ce1">
            <text:p>23 anos e 6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06.015.594-52</text:p>
          </table:table-cell>
          <table:table-cell office:value-type="float" office:value="700008044450208" table:style-name="ce1">
            <text:p>7,00008E+14</text:p>
          </table:table-cell>
          <table:table-cell office:value-type="string" table:style-name="ce1">
            <text:p>(81) 9987-69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josé bonifácio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CASA H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900000000000006" table:style-name="ce1">
            <text:p>72,9</text:p>
          </table:table-cell>
          <table:table-cell office:value-type="float" office:value="157" table:style-name="ce1">
            <text:p>157</text:p>
          </table:table-cell>
          <table:table-cell office:value-type="date" office:date-value="2025-04-11T00:00:00" table:style-name="ce2">
            <text:p>11/04/2025</text:p>
          </table:table-cell>
          <table:table-cell office:value-type="string" table:style-name="ce1">
            <text:p>120/76</text:p>
          </table:table-cell>
          <table:table-cell office:value-type="date" office:date-value="2025-04-11T00:00:00" table:style-name="ce2">
            <text:p>11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IS FERREIRA DE ALBUQUERQUE</text:p>
          </table:table-cell>
          <table:table-cell office:value-type="date" office:date-value="2008-02-01T00:00:00" table:style-name="ce2">
            <text:p>01/02/2008</text:p>
          </table:table-cell>
          <table:table-cell office:value-type="string" table:style-name="ce1">
            <text:p>17 anos e 7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1.342.334-98</text:p>
          </table:table-cell>
          <table:table-cell office:value-type="float" office:value="707405093419778" table:style-name="ce1">
            <text:p>7,07405E+14</text:p>
          </table:table-cell>
          <table:table-cell office:value-type="string" table:style-name="ce1">
            <text:p>(81) 8812-90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josé bonifácio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FERNANDA MARIA DA SILVA</text:p>
          </table:table-cell>
          <table:table-cell office:value-type="date" office:date-value="1983-02-07T00:00:00" table:style-name="ce2">
            <text:p>07/02/1983</text:p>
          </table:table-cell>
          <table:table-cell office:value-type="string" table:style-name="ce1">
            <text:p>42 anos e 6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6.474.604-36</text:p>
          </table:table-cell>
          <table:table-cell office:value-type="float" office:value="702505314858734" table:style-name="ce1">
            <text:p>7,02505E+14</text:p>
          </table:table-cell>
          <table:table-cell office:value-type="string" table:style-name="ce1">
            <text:p>(81) 99698-34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jose bonifaci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ASA L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3" table:style-name="ce1">
            <text:p>103</text:p>
          </table:table-cell>
          <table:table-cell office:value-type="float" office:value="158" table:style-name="ce1">
            <text:p>158</text:p>
          </table:table-cell>
          <table:table-cell office:value-type="date" office:date-value="2023-08-11T00:00:00" table:style-name="ce2">
            <text:p>11/08/2023</text:p>
          </table:table-cell>
          <table:table-cell office:value-type="string" table:style-name="ce1">
            <text:p>120/70</text:p>
          </table:table-cell>
          <table:table-cell office:value-type="date" office:date-value="2023-08-11T00:00:00" table:style-name="ce2">
            <text:p>11/08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ALVES PEREIRA</text:p>
          </table:table-cell>
          <table:table-cell office:value-type="date" office:date-value="1993-05-15T00:00:00" table:style-name="ce2">
            <text:p>15/05/1993</text:p>
          </table:table-cell>
          <table:table-cell office:value-type="string" table:style-name="ce1">
            <text:p>32 anos e 3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884.654-09</text:p>
          </table:table-cell>
          <table:table-cell office:value-type="float" office:value="704502342656117" table:style-name="ce1">
            <text:p>7,04502E+14</text:p>
          </table:table-cell>
          <table:table-cell office:value-type="string" table:style-name="ce1">
            <text:p>(81) 3355-63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319-774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outor eutíchio de barros correa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30-0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" table:style-name="ce1">
            <text:p>54</text:p>
          </table:table-cell>
          <table:table-cell office:value-type="float" office:value="150" table:style-name="ce1">
            <text:p>150</text:p>
          </table:table-cell>
          <table:table-cell office:value-type="date" office:date-value="2022-03-14T00:00:00" table:style-name="ce2">
            <text:p>14/03/2022</text:p>
          </table:table-cell>
          <table:table-cell office:value-type="string" table:style-name="ce1">
            <text:p>110/70</text:p>
          </table:table-cell>
          <table:table-cell office:value-type="date" office:date-value="2022-04-11T00:00:00" table:style-name="ce2">
            <text:p>11/04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5" table:style-name="ce1">
            <text:p>20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DIANE DA SILVA LIMA</text:p>
          </table:table-cell>
          <table:table-cell office:value-type="date" office:date-value="1984-04-14T00:00:00" table:style-name="ce2">
            <text:p>14/04/1984</text:p>
          </table:table-cell>
          <table:table-cell office:value-type="string" table:style-name="ce1">
            <text:p>41 anos e 4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8.138.544-43</text:p>
          </table:table-cell>
          <table:table-cell office:value-type="float" office:value="708602061809787" table:style-name="ce1">
            <text:p>7,08602E+14</text:p>
          </table:table-cell>
          <table:table-cell office:value-type="string" table:style-name="ce1">
            <text:p>(81) 99798-22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noel joão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3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19-08-08T00:00:00" table:style-name="ce2">
            <text:p>08/08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3" table:style-name="ce1">
            <text:p>3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HELINE FREITAS DA SILVA ALVES</text:p>
          </table:table-cell>
          <table:table-cell office:value-type="date" office:date-value="1991-05-03T00:00:00" table:style-name="ce2">
            <text:p>03/05/1991</text:p>
          </table:table-cell>
          <table:table-cell office:value-type="string" table:style-name="ce1">
            <text:p>34 anos e 3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0503717718851" table:style-name="ce1">
            <text:p>7,00504E+14</text:p>
          </table:table-cell>
          <table:table-cell office:value-type="string" table:style-name="ce1">
            <text:p>(81) 98728-26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argento erald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8</text:p>
          </table:table-cell>
          <table:table-cell office:value-type="date" office:date-value="2024-05-09T00:00:00" table:style-name="ce2">
            <text:p>09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KAILANE DA SILVA CABRAL</text:p>
          </table:table-cell>
          <table:table-cell office:value-type="date" office:date-value="2003-02-19T00:00:00" table:style-name="ce2">
            <text:p>19/02/2003</text:p>
          </table:table-cell>
          <table:table-cell office:value-type="string" table:style-name="ce1">
            <text:p>22 anos e 6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082.244-73</text:p>
          </table:table-cell>
          <table:table-cell office:value-type="float" office:value="702009341247889" table:style-name="ce1">
            <text:p>7,02009E+14</text:p>
          </table:table-cell>
          <table:table-cell office:value-type="string" table:style-name="ce1">
            <text:p>(81) 98546-49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josé bonifácio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.6" table:style-name="ce1">
            <text:p>93,6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20/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ARBARA DE ARAUJO MONTENEGRO</text:p>
          </table:table-cell>
          <table:table-cell office:value-type="date" office:date-value="1986-12-17T00:00:00" table:style-name="ce2">
            <text:p>17/12/1986</text:p>
          </table:table-cell>
          <table:table-cell office:value-type="string" table:style-name="ce1">
            <text:p>38 anos e 8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65.673.694-18</text:p>
          </table:table-cell>
          <table:table-cell office:value-type="float" office:value="702606245376047" table:style-name="ce1">
            <text:p>7,02606E+14</text:p>
          </table:table-cell>
          <table:table-cell office:value-type="string" table:style-name="ce1">
            <text:p>(81) 98424-77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298-3435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Uriel de holanda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3° ANDAR</text:p>
          </table:table-cell>
          <table:table-cell office:value-type="string" table:style-name="ce1">
            <text:p>LINHA DO TIR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31-1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8" table:style-name="ce1">
            <text:p>63,8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00/69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GELINA SILVA DO CARMO</text:p>
          </table:table-cell>
          <table:table-cell office:value-type="date" office:date-value="1997-12-17T00:00:00" table:style-name="ce2">
            <text:p>17/12/1997</text:p>
          </table:table-cell>
          <table:table-cell office:value-type="string" table:style-name="ce1">
            <text:p>27 anos e 8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42.772.794-57</text:p>
          </table:table-cell>
          <table:table-cell office:value-type="float" office:value="705006468539558" table:style-name="ce1">
            <text:p>7,05006E+14</text:p>
          </table:table-cell>
          <table:table-cell office:value-type="string" table:style-name="ce1">
            <text:p>(81) 3355-6296</text:p>
          </table:table-cell>
          <table:table-cell office:value-type="string" table:style-name="ce1">
            <text:p>(81) 2310-0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tamira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5755-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2" table:style-name="ce1">
            <text:p>85,2</text:p>
          </table:table-cell>
          <table:table-cell office:value-type="float" office:value="154" table:style-name="ce1">
            <text:p>154</text:p>
          </table:table-cell>
          <table:table-cell office:value-type="date" office:date-value="2023-03-16T00:00:00" table:style-name="ce2">
            <text:p>16/03/2023</text:p>
          </table:table-cell>
          <table:table-cell office:value-type="string" table:style-name="ce1">
            <text:p>110/70</text:p>
          </table:table-cell>
          <table:table-cell office:value-type="date" office:date-value="2023-03-16T00:00:00" table:style-name="ce2">
            <text:p>16/03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YLA FERNANDES MARTINS</text:p>
          </table:table-cell>
          <table:table-cell office:value-type="date" office:date-value="1996-06-30T00:00:00" table:style-name="ce2">
            <text:p>30/06/1996</text:p>
          </table:table-cell>
          <table:table-cell office:value-type="string" table:style-name="ce1">
            <text:p>29 anos e 2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925.494-84</text:p>
          </table:table-cell>
          <table:table-cell office:value-type="float" office:value="700002930127206" table:style-name="ce1">
            <text:p>7,00003E+14</text:p>
          </table:table-cell>
          <table:table-cell office:value-type="string" table:style-name="ce1">
            <text:p>(81) 98500-61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Jussari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FDS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4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1980-10-01T00:00:00" table:style-name="ce4">
            <text:p>out/80</text:p>
          </table:table-cell>
          <table:table-cell office:value-type="date" office:date-value="2024-03-11T00:00:00" table:style-name="ce2">
            <text:p>11/03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ERNANDA BEZERRA GOMES DA SILVA</text:p>
          </table:table-cell>
          <table:table-cell office:value-type="date" office:date-value="1997-04-01T00:00:00" table:style-name="ce2">
            <text:p>01/04/1997</text:p>
          </table:table-cell>
          <table:table-cell office:value-type="string" table:style-name="ce1">
            <text:p>28 anos e 5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9.392.934-21</text:p>
          </table:table-cell>
          <table:table-cell office:value-type="float" office:value="709001827074815" table:style-name="ce1">
            <text:p>7,09002E+14</text:p>
          </table:table-cell>
          <table:table-cell office:value-type="string" table:style-name="ce1">
            <text:p>(81) 98870-64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898-1781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Trv da bela vista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4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1-10-19T00:00:00" table:style-name="ce2">
            <text:p>19/10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ELI IRINEU DE ARRUDA</text:p>
          </table:table-cell>
          <table:table-cell office:value-type="date" office:date-value="1993-12-22T00:00:00" table:style-name="ce2">
            <text:p>22/12/1993</text:p>
          </table:table-cell>
          <table:table-cell office:value-type="string" table:style-name="ce1">
            <text:p>31 anos e 8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6.891.524-43</text:p>
          </table:table-cell>
          <table:table-cell office:value-type="float" office:value="706503336538695" table:style-name="ce1">
            <text:p>7,06503E+14</text:p>
          </table:table-cell>
          <table:table-cell office:value-type="string" table:style-name="ce1">
            <text:p>(81) 99228-75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to josé bonifácio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00/7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CAROLINNY DA SILVA SOUZA</text:p>
          </table:table-cell>
          <table:table-cell office:value-type="date" office:date-value="2003-02-20T00:00:00" table:style-name="ce2">
            <text:p>20/02/2003</text:p>
          </table:table-cell>
          <table:table-cell office:value-type="string" table:style-name="ce1">
            <text:p>22 anos e 6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8.331.624-83</text:p>
          </table:table-cell>
          <table:table-cell office:value-type="float" office:value="700509102154358" table:style-name="ce1">
            <text:p>7,00509E+14</text:p>
          </table:table-cell>
          <table:table-cell office:value-type="string" table:style-name="ce1">
            <text:p>(81) 98559-83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Barra seca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59" table:style-name="ce1">
            <text:p>159</text:p>
          </table:table-cell>
          <table:table-cell office:value-type="date" office:date-value="2022-10-21T00:00:00" table:style-name="ce2">
            <text:p>21/10/2022</text:p>
          </table:table-cell>
          <table:table-cell office:value-type="string" table:style-name="ce1">
            <text:p>110/60</text:p>
          </table:table-cell>
          <table:table-cell office:value-type="date" office:date-value="2022-10-21T00:00:00" table:style-name="ce2">
            <text:p>21/10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9" table:style-name="ce1">
            <text:p>17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LUCIA GUSTAVO DOS SANTOS</text:p>
          </table:table-cell>
          <table:table-cell office:value-type="date" office:date-value="1986-11-28T00:00:00" table:style-name="ce2">
            <text:p>28/11/1986</text:p>
          </table:table-cell>
          <table:table-cell office:value-type="string" table:style-name="ce1">
            <text:p>38 anos e 9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569.017-58</text:p>
          </table:table-cell>
          <table:table-cell office:value-type="float" office:value="704803597576540" table:style-name="ce1">
            <text:p>7,04804E+14</text:p>
          </table:table-cell>
          <table:table-cell office:value-type="string" table:style-name="ce1">
            <text:p>(81) 9934-23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Rodrigo otávio filho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in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1110-2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8" table:style-name="ce1">
            <text:p>80,8</text:p>
          </table:table-cell>
          <table:table-cell office:value-type="float" office:value="165" table:style-name="ce1">
            <text:p>165</text:p>
          </table:table-cell>
          <table:table-cell office:value-type="date" office:date-value="2023-12-18T00:00:00" table:style-name="ce2">
            <text:p>18/12/2023</text:p>
          </table:table-cell>
          <table:table-cell office:value-type="string" table:style-name="ce1">
            <text:p>105/67</text:p>
          </table:table-cell>
          <table:table-cell office:value-type="date" office:date-value="2024-01-18T00:00:00" table:style-name="ce2">
            <text:p>18/0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5" table:style-name="ce1">
            <text:p>10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RA MELO DA SILVA</text:p>
          </table:table-cell>
          <table:table-cell office:value-type="date" office:date-value="1998-02-07T00:00:00" table:style-name="ce2">
            <text:p>07/02/1998</text:p>
          </table:table-cell>
          <table:table-cell office:value-type="string" table:style-name="ce1">
            <text:p>27 anos e 6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4.284.244-81</text:p>
          </table:table-cell>
          <table:table-cell office:value-type="float" office:value="704207218886685" table:style-name="ce1">
            <text:p>7,04207E+14</text:p>
          </table:table-cell>
          <table:table-cell office:value-type="string" table:style-name="ce1">
            <text:p>(81) 98722-41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Manoel joão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2" table:style-name="ce1">
            <text:p>84,2</text:p>
          </table:table-cell>
          <table:table-cell office:value-type="float" office:value="158" table:style-name="ce1">
            <text:p>158</text:p>
          </table:table-cell>
          <table:table-cell office:value-type="date" office:date-value="2023-06-29T00:00:00" table:style-name="ce2">
            <text:p>29/06/2023</text:p>
          </table:table-cell>
          <table:table-cell office:value-type="string" table:style-name="ce1">
            <text:p>130/90</text:p>
          </table:table-cell>
          <table:table-cell office:value-type="date" office:date-value="2023-06-29T00:00:00" table:style-name="ce2">
            <text:p>29/06/2023</text:p>
          </table:table-cell>
          <table:table-cell office:value-type="string" table:style-name="ce1">
            <text:p>Habitual</text:p>
          </table:table-cell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141" table:style-name="ce1">
            <text:p>14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HELE FABIANA SILVA DA COSTA</text:p>
          </table:table-cell>
          <table:table-cell office:value-type="date" office:date-value="1985-11-26T00:00:00" table:style-name="ce2">
            <text:p>26/11/1985</text:p>
          </table:table-cell>
          <table:table-cell office:value-type="string" table:style-name="ce1">
            <text:p>39 anos e 9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1.661.224-97</text:p>
          </table:table-cell>
          <table:table-cell office:value-type="float" office:value="705406489258694" table:style-name="ce1">
            <text:p>7,05406E+14</text:p>
          </table:table-cell>
          <table:table-cell office:value-type="string" table:style-name="ce1">
            <text:p>(81) 98887-15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Sao jose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" table:style-name="ce1">
            <text:p>66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90/60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Habitual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OLLYANA LOPES DE LIMA</text:p>
          </table:table-cell>
          <table:table-cell office:value-type="date" office:date-value="1988-01-26T00:00:00" table:style-name="ce2">
            <text:p>26/01/1988</text:p>
          </table:table-cell>
          <table:table-cell office:value-type="string" table:style-name="ce1">
            <text:p>37 anos e 7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249.124-01</text:p>
          </table:table-cell>
          <table:table-cell office:value-type="float" office:value="898004847946806" table:style-name="ce1">
            <text:p>8,98005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60</text:p>
          </table:table-cell>
          <table:table-cell office:value-type="date" office:date-value="2021-02-18T00:00:00" table:style-name="ce2">
            <text:p>18/02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ANGELA DA SILVA LIMA DO NASCIMENTO</text:p>
          </table:table-cell>
          <table:table-cell office:value-type="date" office:date-value="1990-12-17T00:00:00" table:style-name="ce2">
            <text:p>17/12/1990</text:p>
          </table:table-cell>
          <table:table-cell office:value-type="string" table:style-name="ce1">
            <text:p>34 anos e 8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0.967.104-27</text:p>
          </table:table-cell>
          <table:table-cell office:value-type="float" office:value="700408416597848" table:style-name="ce1">
            <text:p>7,00408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0/90</text:p>
          </table:table-cell>
          <table:table-cell office:value-type="date" office:date-value="2022-11-07T00:00:00" table:style-name="ce2">
            <text:p>07/11/2022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2" table:style-name="ce1">
            <text:p>18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HERFANE CARVALHO DA SILVA</text:p>
          </table:table-cell>
          <table:table-cell office:value-type="date" office:date-value="1994-07-08T00:00:00" table:style-name="ce2">
            <text:p>08/07/1994</text:p>
          </table:table-cell>
          <table:table-cell office:value-type="string" table:style-name="ce1">
            <text:p>31 anos e 1 mê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723-64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Sargento erald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nfrente Ao 69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5" table:style-name="ce1">
            <text:p>87,5</text:p>
          </table:table-cell>
          <table:table-cell office:value-type="float" office:value="157" table:style-name="ce1">
            <text:p>157</text:p>
          </table:table-cell>
          <table:table-cell office:value-type="date" office:date-value="2024-06-06T00:00:00" table:style-name="ce2">
            <text:p>06/06/2024</text:p>
          </table:table-cell>
          <table:table-cell office:value-type="string" table:style-name="ce1">
            <text:p>110/60</text:p>
          </table:table-cell>
          <table:table-cell office:value-type="date" office:date-value="2024-05-24T00:00:00" table:style-name="ce2">
            <text:p>24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1" table:style-name="ce1">
            <text:p>10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RCILA BEZERRA FERREIRA</text:p>
          </table:table-cell>
          <table:table-cell office:value-type="date" office:date-value="1993-12-03T00:00:00" table:style-name="ce2">
            <text:p>03/12/1993</text:p>
          </table:table-cell>
          <table:table-cell office:value-type="string" table:style-name="ce1">
            <text:p>31 anos e 8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9202271724437" table:style-name="ce1">
            <text:p>7,09202E+14</text:p>
          </table:table-cell>
          <table:table-cell office:value-type="string" table:style-name="ce1">
            <text:p>(81) 99614-52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Luminos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45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45/110</text:p>
          </table:table-cell>
          <table:table-cell office:value-type="date" office:date-value="2025-01-16T00:00:00" table:style-name="ce2">
            <text:p>16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0" table:style-name="ce1">
            <text:p>34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/</number:text>
      <number:year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14:01Z</meta:creation-date>
    <dc:date>2025-09-16T19:14:01Z</dc:date>
  </office:meta>
</office:document-meta>
</file>